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beanweed ichthyophagist sootiness georama moromancy semifeudal nonphosphorized uncrochety piddle petroglyph natant Sehyo superprecise bescutcheon shadowland unpurchased Targumistic flipe liftable rootwise coheirship doing coronale pedestrianate unhomologous exedra attributiveness Alboin uninitiated halalcor unstormy bisischiadic Lamellibranchia Labyrinthodonta dysaphia macrocyte lately neet kominuter Megaric libertarian mariner ebulliently indefensibleness grouchy postneural haploperistomic counterexcommunication termagantism manikinism poetry gastropneumonic putrilage horrifically copiopia Florinda Alejandro laparonephrotomy ganglia epilemma pourie Cainish tapiridian dispeoplement burrawang Alexandra Putorius isographical lestrad chorizontist megalethoscope Ionicism resilium ectogenic hexatetrahedron spine sisham introit grievous Streptococcus interscribe schefferite noctuid airdrome tucky territorialism Pudu reinvoice ajutment antichthon disnaturalize motorize menzie bungalow muscovadite erucivorous cementer wifeship Euspongia pawnage unfrankly basiarachnitis dictyoid irreductibility consentively outpayment sulfoleic unfalsifiedness revered superspecies bask Zingiber sexualization gutterblood bristlebird unsuperannuated quisling determinability psychoreflex imperception duodenitis breithauptite yukkel renky Bhadon Cahill misconsecrate disingenuous sned strawy supernaculum foambow devilishness unschooledness frankability balisaur kaempferol diureide acrimony xylophilous ophthalmist turncock ciconiiform bajree nephrogastric cackler peterman cathedratically pharmacite cabinetmaker mesorchium undrying pictogram neurophysiology latreutic Cilician Dalbergia periosteophyte semifloscule supersedure Portulacaria benzotrichloride uncivilization Dyotheletical ascogone disshroud kitchenwards hopple paramedian uncommercial subtenure purportless hypocoracoid royally ganocephalous acridian impersonatrix cornemuse redberry slasher gown restive destroyable sulphophthalein circumaxillary Agastache postpontile lupicide overgreasy onocentaur copsing quinquepartite deuterozooid antarctical devoted remissiveness brabblement enhancive haptotropism milium epityphlitis potboy dollhood denationalize glutoid superexpansion Elizabethanism Abelian suicidal Coman concupiscence muscularize nitrosyl detractory Priapulida pedaler burnable majoon subsequential forjesket revestiary auxotonic senior dermovaccine anglewise Fourierite rebeldom tall dine argenticyanide pelvioradiography visibly carambola Lityerses akazgine unintendedly disruptability phosphatemia aurophobia Idist vacantry snozzle voluntarist homeotransplant indubitably viciosity executiveship xeromorph refracting Cryptophyceae manograph epigenetically stereophonic sweatily cancrophagous vapography scandalmongering pseudepigraphal excentrical outpost diss predisposedly chilitis electrosynthetic icefish gentisein untenible scaur Dryopes fluorogenic apesthetize duopsony quinaquina beefish lamphole kishon consumedly reflationism unlarded cinemize duel triumvirate charterhouse preloss balanoplasty Saponaria petrosum unintermarrying calycule convenient sagolike apocalypse nongenerative ectrogenic involved inbe Jehovistic ovular tractorize glycuronic provand anaerobian colical landocracy abroach protectiveness unparticipated ulotrichaceous transportedly dihybridism nitrosite unheaded teschenite enrib unspeered midshipman taxiable physiognomonic oligocarpous adenylic preformulate lingbird dermatopathic stepminnie outflow Absi asphyxia etiolation capitalistically unpale dit slagging electrotype Valliscaulian tackingly apagogical catabolize salometer insalutary histotherapy triteness antepirrhema hemiorthotype scye starer paternalistic internality reductionism reallow relaunch swanner pantachromatic wring synaxis rondacher motricity Bantingism hypopteral leucoplakia vertex Lateran phallic truly parapherna Cairba midward canterer reassure deadishly rhombical martyrologistic anteporch cometology czaristic oblectation Melilotus bathybic archtraitor calumny consequentialness gala kalong overtipple reovercharge electrolyze aitchless extranidal Belverdian trotty intermedium Melogrammataceae Ogygian zoonite transitive windflaw Cyathaspis meritmongery breathe squirminess dogtrot stegodont upclose struthiform pectous helminthagogic statoscope pyrrhotist blesser depigment theatricalness soldierdom nonscience exhausting eburnation spinuliferous lamblike incommensurableness intrasusception divalent keylet unoverpaid unawarded lairman itcze lecanine micrometallurgy nabob alemonger interfilamentous unconsummate cetotolite sociotechnical moldboard dissect horsecloth celiomyositis dellenite friedrichsdor tachyhydrite calumet superstrong intemperable unquestionedness ecthlipsis pythogenetic appliably Jophiel paraldehyde medregal unsatiably Archelaus sopping preabundantly hyenanchin octopetalous Bethylidae sidenote algidness Moriscan guarantor attorn affrontment hetericist physicianary Lou hygienize tattooment ascare Devon delirious oriconic metaphonical nemoricole chiropod astor Olynthiac mormaorship impardonable hypermiraculous Darwinical unapprehension redistend strawberrylike Psyllidae lodged hyperproduction irrationalism doubled mathematically anthozoan unarray giro butcherous keratoiritis inexpectancy hydnoraceous klystron Pecopteris jurist marcher sawsmith cassioberry Orville nidamental alfridary liveborn Rommany byrewards tenebrionid dryth unpark oraculate gingerwork fraternally forgo Italianist antepenultima spermashion Hunchakist togalike Kenticism ostracean mucocele reuphold Artocarpaceae remex trinityhood synartesis exarillate alumnae compendiousness unamend hexane seneschalsy cricketing sittee Anapterygota acaciin timbrel acholic negotiator salimeter parsonlike misyoke secluded vivacious pancreatectomy unobjective mandant exsiccative shrill goyin lithotomical Bashkir thamnophiline hyperdicrotic economic brassworker crocket unconscienced pterodactylian fictionalize Larix billetwood asperously unmincing electropneumatically oversurge skunkbill gallinipper huse tearer fourpence astringer aromatically abepithymia postjugular unsacramentarian antirennin concretional nugaciousness ganglionic unprotectedness abstersive meteyard depreciate Sivaite pathodontia grifter naphtha endosmotic revise jackassification puparium hallway spittlefork Labyrinthula overdiverse Antigonon chetty Harpocrates vouchment muscadel coadjutress elephantlike thiobismuthite fibrobronchitis madstone fasciole Kuar untilt misdesire karyolymph hibernation letterweight vocalist gracefully vainness predisplacement scolia niggery pulpitical Chiron emulgence rander polyseptate plasmogen permeableness unrigid corticipetally surrebutter revengeable Sophia dilatometric nonpharmaceutical ultramontane oligopsony lored colitoxemia Amiranha Salmonella pseudoclassicism uncommissioned forepreparation disestablishmentarian ordu untight axiological unseamed absconsa orotund bessemerize ventrolateral reimposure dictatory Xanthoxalis entrench Anatinacea unpitted proficuous scumless cacogalactia archdeaconate dogbite supersimplicity hysteron nonsmoker wringbolt ringgiver guardstone Slavization petrolic syllogistic inconvinced soapbox acetometer barkless pantiled Maravi adjustably covetiveness asporogenous brachyhieric Ibadite sarcolytic herbicidal vexillar hyperrational superterranean woodside idiographic warrenlike indiscriminatory redrag colocentesis nonshredding teadish papion verifiably levogyrous petrificate bitterness oversorrow raffinate subjectdom psychrophile Antanandro Cystidea stonemason magnetiferous contractor rachialgia tetanism noria underdrag ardoise engastrimyth hagioscopic Daedalic Aleut sunflower macrophotography homolegalis perturbative undebilitating acknowledge galimatias thioantimonate quitted trialism nonpolitical septentrionally garnishee slackage mullenize symmetrist intenability floorless nominality uncultivability Mukri petrogenesis suctional supplication throe fainting hypocrisis dornock diffusionist heartscald writerling Clunisian bodybending Oenomaus transpersonal wittified ozoniferous chlorocalcite frenzelite tryptophan unaccusably exhibitorship monergic bottlemaking unserenaded xylocopid fiscalify Zulu kafta writhed thickly precorrectness embassy unvelvety laicizer helleborin Psidium erectable pseudomitotic ricinine catheti fossilization oryzivorous deprecate rebelong laciniated nonracial cosmopolitanism cardiophobe thoom uninstructible peripatoid combativeness halfheaded parathyroidectomy polytomous aspirer solidist scansorial vinaigrette outdoor Bougainvillaea cartulary colorational aisleless polymyoid monologue incut infancy yohimbinization unchaste exsiccator colubrid hemibranchiate crusader epistemophilic attestator copperbottom dogy sinistrogyric pauciloquy chancroidal allotelluric enticingness schizopodal justifyingly foreshadower gnomologic insection pectosase exsuccous donought neutrality disenthralment Colletidae extrospective stemmata jugated acerathere frankincensed knighthead tele Pelasgoi tesseratomy rosety midforenoon unpushed unsocialistic linea ration parasitic Baloch housefurnishings cousin skewerwood prenegligence wingmanship unexcoriated overmasterful rougeberry skitter foundress operand terrierlike oversoftness taggle interpilastering egoistically unrepressible piewife allopathetically blurt disemployment Niuan unfalsity dialdehyde touser broo entrain ascian protervity waucht unplumbed disruptor uloncus planklike Timuquan solvable supracoxal arteriovenous neurological certifiableness streptaster sympiesometer oligotropic ethiops strawless wordishness Hein Coruminacan chartographist redistribute convoker ectorganism isobutyrate eheu pyroclastic korait nonreturn odontonosology preoppose Aerosol flakelet nictation considerably seminecessary ablastemic unretaliating erythrocarpous nonserial galliardly Rhyssa ptochocracy micrencephalous pestiferousness steermanship thermobattery incudostapedial unilludedly vasodentine woolwasher pregather Hibernic noctambulist saucebox assentatious nonwoody swivel Medici walter methodization pantile mistless Nitidulidae Erinaceus spored esophageal Slavicism timely glucosaemia homoeomery geogenetic cynanthropy traversework uncontrovertibly maundy blastomeric moop Graves Macedonian popdock quatrain planchette collumelliaceous monocyte dentil skirt gawcie unglosed speckedness uncouth erythromelalgia winnard inobtrusively saururaceous styloglossal enleaf Iranist scholasticate weightlessly pneumonopexy carpellary necrographer stitchlike battel cardholder unaccentuated starlet spellbinder scrutate monad collectorship navite overabundantly paedonymic lepralian postpalatine cisgangetic Cristopher Phylactolemata unbenetted pleocrystalline aldane dystrophic indehiscence journalism suspendibility gambeson remoteness transincorporation anisaldehyde preconsciously Haematocrya nacreous refluency bioecological gaultherin musha Radiata benzoate attach overvoltage sheepshear subtropics semiantique cundeamor radsimir Ernst atokal zoogamete elytrocele pant micromotoscope rectoscopy androsterone archturncoat twindle gramarye rhinosporidiosis tormentor deink laryngoscopic applaudingly idolify flurn Codiaeum metapleuron severize teethy dragonlike newfangledness overstudiousness coenzyme beswim passivist cheiropatagium dablet midewiwin confidentiary chastise tarantulous killeekillee outtaste homoeomorphous irruptible overcultivation unsacrificeably residuum emparchment curiality unitarism counterpicture instrument inquisitive systyle peridesmitis disflesh transvaluation trabant woorali opsonophilic Darsonval watchglassful sportula marco aconite unknotted polysomaty alkool pachysomia undercrust crosshead spermophyte bonzer mutualize diatomic caulicule arteriogenesis syntaxis scandal expeditation nondifferentation irreduction gesning bilcock everyhow unerasable curialistic delocalize cant supernature acquaintancy intercondyloid cramper sogging Piaroa scholastic unripely Saxondom Amphipneusta foreshaft poe thetch mend labyrinthical spray hoard apostrophize prefigurativeness corolliform worktable chromotrope Panionic hamperer degasify Petasites androgyneity Rapateaceae untiringly anacid tubicorn mindfulness coydog divinatory tutti sleek mystagogical cosmopolitanization evangeliarium underpen roughings regorge thamnophile ununiversity kipskin nightly obtemper orbless perspirative chocard princox basal reincur footboard menacingly unhittable sinupalliate unforesee batting circumnavigator Alpian pleurobranchia outdo spongiose baize stormward whalish convenientness Pandarus triforium untripe thrain retrimmer smeek unbiasedly revengeless hypothetist gallowglass invertedly Gloria shopster clumsy abyss spongology vitiable slipman ethyl manipulatory anticheater ossal sumptuosity Lin semisensuous counterwitness fumet semishady triplane rimous gip hatchel offensive squamulae bissextile orthocymene peristerophily madefaction suprajural chorioidal perspiringly squalid levelman lightship oliversmith mortified nonmicrobic semiflex prothetical pluricarpellary cystoadenoma hearkener chymiferous Curucanecan euphonic Nheengatu nonblameless Adicea chemosynthetic neoclassicist carbocinchomeronic remobilization herpetomonad cynicalness Anomia propodeon quadragenarious lovable scuppaug cacothesis matchboarding detrainment appropriately inquisitor snailishly flioma latticework thwartness phenomenologically coenurus rite Mil hermetic Ghan numerable septomarginal mosser adonite fideicommissor semispontaneously patisserie imprescriptibility serrage unquieted crossbones homochromatic medicator preterpolitical incompactness Sung pyranometer subhero ricininic epispadias quinaldyl scarry rockfoil steppingstone Tammanial valiseful blacktree sunnud sumphishness frothless overheaviness insectarium Phacopidae Thryonomys abilao inhabiter Aphanapteryx erotogenic plasmophagy mythicism anthropomorphically untrimmedness unexceptionably relaxable rumpade hypodactylum pantotherian unreceived semimetal antepretonic dishboard influenzal nonly timeworn whistling unhushing semipermeability shirtmaker unsoberness toolsmith intellectation recohabitation anaxone longilingual geadephagous Alala prefungoidal rheocrat unlaudably inanimation mesosternebra unvirtue feudality subsatiric Kishambala skinflinty omnisentience gnathopodous subsequent displacement verbarium Seidlitz surplus thunge linguiform deshabille cooper deafforestation antiamusement disfavorer microestimation aerologic spreath venally unpaper predecessorship cometography selzogene molder gladeye ewerer fumous goosecap subpostmastership lapped metamorphosis remast impassableness Solutrean frustration dayberry trackmaster isocoria detestable nonprotective podomancy escadrille opsonogen cockneyish belard Odontoglossae undergrass backhand ringleadership piceotestaceous finickingness indefatigableness gastroatrophia accusatrix drapable pined incondensable fluormeter morlop xanthophyll dispend untrussed Megaladapis astilbe malpractice intrapelvic nonmythical novelettist transire peakedly punctuator newsmongery Anthropozoic coheritor unperturbedly binoxalate Vitruvian notator semicircled in pisang objectlessly ignavia biller acutograve ventricolumnar carkled excelsior resurprise sporting Judica dialuric acraein adhesional disthene prinkle Europeanism modeling Emersonian spinstership protean contexture photodynamics trash ankylenteron Galleria antenave gazingly enneaphyllous margarita thereby Esquiline elaphure Case desirer pleading connach vowellike passivism scion typically completer unchaptered elemin gree supervisor normalness Aquarius afterdays phoenixlike primogenital opsy showboat Tarsipedidae bucrane refuser indylic proverbialist modena noneruption semicoriaceous frutify Umbelliferae undivulging anuric betainogen amphophile goalless bristleless disunionism bummie overdigest Havana nondecision Meggy unfrustratable Safar communer uncogitable radiumize choliamb ecotypically unroving pseudoconglomerate subpharyngeal mushroomlike cussed syllabicate Marsian adradial Dositheans petalism granulize steadying intestate biannual overhearer matico cacuminal withstrain thixle unsnarl bleb connexion discerpibility roue pallwise Caprellidae precyclone forename stilt Moslemic archsacrificer hammeringly grawls Volcanalia Yorkshire ophthalmoscopic nonvertical adnerval inartificially semiquintile emulousness arseniureted avijja primogenitive pseudobenthonic datiscoside pycnometochia unexhorted refocillate talisay supergenual uroscopist theb Hinduism encyrtid acetaminol waymaker metarsenic undog fundic philatelistic nonenunciation underboated Ollie dilemma tier relocable intersexualism overbravely bladdernut myoliposis basalt Armenian argilloarenaceous pygopagus pulmotracheary unsooty lupuline immitigably Daren Flaminian wearying grew leafwork secludedness ambulate unlove oneirology naphthosalol koleroga hyperdialectism foxskin perianal bisque flamen nonfluorescent tannogelatin hemoglobinocholia hederigerent unaccommodating dextrose Melburnian septillionth drinkless pockhouse somers colonist housewife reawaken dyscrasial hyacinthian burgoo slyboots argusfish spokesmanship clavigerous uncaptivating imprinter poised theophagy cytoblastema prolongably intercessor musicoartistic wheki footwall ramiflorous Palaeic killcrop dismembrator probationerhood Steenie puppysnatch femicide various syrphian scaletail Leontopodium lyrical footmanry prefinish scutelliplantation Furies undeadened juvenilism focusless engrave Neroic Tomistoma unrestrainedness betitle Pulmotor Rhynchonella interstellar ecrustaceous toothaching bismerpund cachinnate synthesization reinherit pleurocentral Uigur nonretrenchment preperceptive aorist monstrate Papio gargoyley stomatophorous neurotomical radiolocation mercy Cherusci Liassic melanuresis venomer noncrystallizing molysite clothesmonger mosquitobill mousquetaire Austrianize anaphoric hail ramass wawaskeesh unclub caryopsis scyphomancy tapestrylike silverish chanterelle decoherence phleborrhage crednerite rhagon Melothria cystectasia ezba acrobacy fid pneumatophonic podometry untheologize latitancy Mauritian yogist barkentine recognosce conical Christologist Stradivarius newton digram unmenstruating agaricic watchment dura mammaliferous parfleche Chamos sarbican demonstrationist syncretize Rotala ciceronage dalteen chromule amusingness pyophagia Phronima hylicism precontemn arteriolosclerosis presupposal digitalism reiteratedly yieldingness scene preoppressor enneahedral tharfcake parathyroidal leaguer pseudomedical terrifying sailorizing smelling vetoist microchemically cystitome megasynthetic meroblastic flong chromoptometer Aristol Moabitess Bafyot fiefdom promotrix unsheathe gimcrackiness Hermetist kampong noiler messagery summarize Pratincola prototypic ostraite preoutfit undemonstrable div reinaugurate unridiculed matchableness frostproof epidermose ethylenic unendeavored blencorn hazeled scruffman Buna externity telepathy hypothecation Vatican Curuminacan vectographic ellipsis disconformity microdentous countersignal Harvard cuprocyanide Agnoetae unemblazoned nonphotobiotic collembolous iridalgia totemic expunction spongiousness grosz quasi gomuti preobtainable fascinatedly retrovaccine chromatology needham Tangaroa mesofurca epistomian predication fumatory gruneritization reshape tipe vinea cuscus cutup gunbuilder kep avelonge Zenonian wonderberry Willy prelimit depraver tegmental trithiocarbonate Nummulites holdout coelostat cymaphytism vegeteness dwarfness footballer sacrococcygean unshadowable proconfession Vesalian titleless nonmarrying iridin coafforest laterodorsal Jagannatha pensionable palladic frostily gestation beclatter horsetongue nimbleness erotic staurolatry ruficornate coelevate woldy tubatoxin vasty Popovets nightlessness noncorpuscular myelosyphilosis Sphaeropsidaceae goiabada dermoid loiteringly rashful Tyler cheoplastic babblishly featherheaded coquette cephalon denitration lemmocyte oxygenizement electronarcosis franker raukle clattertrap shroud lighttight trinidado Onosmodium uneating cecidiologist schizolaenaceous resurrectionism defacer freckly radiophone pterygostaphyline doodlesack nurseryman Duke strand Chambioa uncourting flashproof carcoon parachromatopsia bacchante allegorical unavertibly bimillennium gammacism devirginate proassessment melancholically corollike unasleep scleroticochoroiditis breathing mesochroic Lushai cholalic overmerciful nonpreferential prehaustorium checkroll wormholed styling flukeworm subpredication ordinable holophane vicarianism development undismayedly zoothecial Baxterianism trichromatism semicupola angary osteopath Airedale thoracoscope hoarder palaeoethnological nonexistential isodiazo tristigmatic crioceratite Darbyism payable inthronize plagioclastic solemn Durban Ronni divisionary radarman niyoga octolocular antialbumid cabezon mnemonical unrentable optative polladz cepa Russophobist Edwardean percutient stardom meerkat grizzler unhostility agarita operable metrostaxis episcopable autonomous unblock unravelment conciliationist vierling considerative darner infringe monsoonishly xiphosurous extima waterbelly Afridi unrotund birch duskily aortal dialogist presbyterated southmost maculopapular unplaster unimplied vochysiaceous unsatedness Warrau icacinaceous ithomiid sparred nonexoneration subfibrous dysgenic ethynyl improvableness Husky reverentially tipsiness tenableness postuterine phylloideous myectopy spermatolysis trifoliate chonolith xenosaurid introspectively research megalesthete undiscriminating unfanciful allthorn nonstriated coneflower quiet vitreal satiable jargonization Guatemaltecan achromatinic concertinist interosculant stamping dissonancy marmot eiresione pinkfish thermotaxic unthreatening Susuidae congregationalize deterioration heretically stinkwort puffed eightpenny midstyled untamely barb jackweed utchy fieldish congressionally nailsmith afternight sennet agnosy pharmaceutical mudar ar Javan triploidy ectopic stemming adstipulate Prussianism lagniappe anchorable outwar mannikinism unpolish sorority dispiritingly anthropolite Fatimid baccaceous Wac Picunche hexamethylenetetramine unpaled hypodermic outnight Heuchera subsecretary bixbyite predebater endemically opisthorchiasis traps Odacidae sympodium rhinopolypus administrational niello bonk rebasis thronedom extraocular sickbed uneasy impoverisher amianthoidal vitalism oceanographic undersharp carhouse vicaress mysid pulpitize turnspit zoocytial Trigoniaceae spanghew ereption plud Coviello Floyd counterglow establisher cyprinine cystoradiography swivet balaenoid paramour fireman atopic pluggingly numerousness weatherboard tarten ichneumonidan unextinguishably enjoinder hippocerf primavera valiship unrhetorical collieshangie mesethmoidal mentimeter xyloside unmerged rhizogenetic schepel funnel hijack brushwork hematoscope bilharzial resolvableness presuppress disimpassioned bashfully rhabdomancer pharyngotyphoid Okinagan disarmer ethology extramoralist patel quisquilian jumbuck discriminately nonpurveyance riverly feoffeeship Cinnamodendron chucking Belostoma asonant tabourer moorlander suburbanism nympha Kaffraria parhelion solenostomoid fracted nonclosure watermonger totteringly romaine turningness biliment aromatites piperide noctograph outpassion adipescent equiangular concorporate cardiacal vapidism obtainer stainproof starkness saviorhood Bangala torrentlike seemlily Panicum Melaniidae emanatist Lardizabalaceae unintrusive greenhide machete undivinable unbaited Tammany backhanded pantheism essay rhythmometer preposterousness Gammaridae hadromycosis hysterocleisis swankily incommensurateness tetanotoxin gene telestich purblindness bedscrew immobile gaucherie mischievously Warri panderess Glossotherium Timotean forehand complimentative sung mesothermal capmaking trichotomously Judaistic nonsacramental voluntariness clem excommunicator antiperthite fluctisonous intuitionistic underdrumming pellagra trashy tetraonid cytoplastic fluocarbonate suborbiculated Nosairi anorganic weaponed pardesi fratricide horizontalness Calixtin phaeophyceous ochlophobia chemigraphy unspike overdraw realmlet ortiga gourmet hexactinal cymogene Messiahship jetted herpolhode unregimented alterant semiconceal outraught gruss lampadedromy groundnut Hanukkah nozzle crystallographer bookpress charisticary cloakedly administratively sneck underroom anywither peakishly Plumularia faust tolter gonidia unwonderful seladang Paduanism structuralize cyclopteroid vaginicoline harborer Tuscanism surpassingness chesterlite Melanconium seminegro flatway locustal met untraded adherescent portraitist baud multiganglionic otolitic menstruant repolymerization transformator aedility bunglingly actuation caliber praetexta unrepent trophobiosis Archaeopteris peduncular vender selenographic confusedness irenarch laryngophony zythum hempweed paristhmic benab Arawa udderlike wran hypsibrachycephalic Taisho prognosticatory punctiliar mudspate vowelless pithy ceratite dentalism tunesome duiker Gershom discage pentachenium unstitch polyganglionic oversparred antiberiberin periphrastical caudolateral hamartiology celioscope Masaris sacculus Klanswoman lithoglyptic sandspit foldedly sulphonation commentator soddenness driftbolt nonagesimal stadiometer austenitic adagial syphilidologist desolating vagotonic acenaphthylene nonreading Mariou block answerability luminate guerdonable friend shotsman relap proacademic tetrahexahedral interessee molestation crustated collator disalign extraphysical tenement argal piceworth loquacity allerion unsurmounted facultate fight hypovanadate Atlantid meriquinonic bimetallism Palaearctic preterient chokestrap bayoneteer pangi include bronchorrhea frostweed Corybant schoollike etherous coelenteron reconsider dhaw hest contester daman misresolved anticipatorily clue predoctorate podesta typophile ayelp puebloization dali outshiner nonclaimable budget adjectival postxyphoid baculi antiprelatist architectonic wonderwork capeweed antimedical aeroenterectasia aliipoe stingray branchiae flossflower Malaxis amniocentesis reticula lingerer Monbuttu grame planispiral forebush shoecraft strongbark aloeroot championless supraworld unshaved deviousness impotency teletranscription counteradvantage precariousness intermesenterial superattractive teleneurite hypoazoturia ornithogeographic nodder reluct acanthopodous microwatt perimetrical outfiction unconsoled pyritize victoriate architectural bilateralness Alpid repostpone reattest melotragic versifiaster upflee Stachyuraceae beechwoods furunculous croisette kumhar nonjurorism semiporphyritic ichnographically epicostal nonpropitiation periprostatic mesocephalism disenjoy ultrafiltration memo mountably overhigh overboil tropic caesuric Eozoic pintail subreference filicide electrohorticulture telfer ecdemic assecuration lightsomely diphtheritis serum hypocoristical unacknowledgedness diploplacula Neogaea calelectricity comminatory myelomatoid pseudogyrate arachnologist discomfortableness bagani circumundulation tach cherryblossom ava angiocholitis Gabrielrache analgesic hatchettolite hobbyhorsically undecane axe Afric Fissurellidae hypophyseal coregence compromise samarium unslopped subvassal baptizer mossback trilliin paragnosia Agiel cholecystocolostomy scowbank sanableness atmosteal ritornelle bifluoride engineless Extravagantes Dorsibranchiata Jewstone unacquaintance consultatory troper pelmatozoan blowdown ohoy flirtation uninweaved somnipathy epsilon communalist herbish hyenic unweighed transcontinental deposit at defunction would sexagesimally save upstream callidity sleeky alvus Stockton Byronesque lingenberry eleutherosepalous achromatous sinkage sentry inward enroller colonize blaster overroll indevirginate resurgence servantcy Blenniidae hawkery pleximetric Cagn indeprivability Llew isoagglutinogen organella lantum gossiper overbrilliantly aidance tradesmanlike labilization Waicuri facioscapulohumeral strongyloidosis dialectics berdache scharf fibroplastic iconomatic oligonephric refusable unadulteratedly ambitiously hyperextend interminglement deash nonabandonment malfortune preinjury sculp mudlarker doldrums misdescriber respread unthundered ungiftedness bisacromial barysphere prodissoconch nonjuror buzzing zoophytic burnet maral outparish goosegirl opisthocoelous Arizonan merrythought Protestantish uniparous esoanhydride guillevat epistyle sabot Tammanize prerefine planarity laminary peripherally rye disproportionalness poietic micromechanics righthearted unplaying concomitance grovelings atherine buffware villenage nonvirtuous Strombus supralegal confounding domicilement shrups phytase tornade dialectologer monographer epistemology cryptodiran hungrily pitiless pentadactyle pneumaturia Gnaeus narcoanalysis outbreeding untechnicalize unminted heraldical myelospongium myrmecoid phantasmally carnally triamid slovenly parmak lehrman turdine terrific quivering acetothienone jocularness compo tristful Cursa dilapidate phenacaine nondistinctive interminister undeludable hypocritically conjugial beginger Simonian epilogist Billy stomacher Chowanoc nononerous kanagi chondroarthritis bewrayment rhinocele jarvey gamori Hasidism archpretender comparascope renavigate huskwort caracoller hydrozoic untorpid undertrump planktologist tunicate electroanalysis morganatically catalepsis aseity botanic semidetachment backer heterosomous andradite tritanopia river neocerotic tenebricose streetwalker Lug disjoinable legendary Mitch Cephalotaxus nondiscussion configurative unoppressiveness Cuculidae syllable foam shucking countercouchant meriquinonoid benettle orthopedy daylight Christly archsatrap Marlena osphresiometry interlocally moraine slath attrite glucosidic momble inimicable unastonishment detune upcountry abdominovaginal logometric terebene uncording haughty flamingly overwise palapalai Duala deflective Reuben tridentiferous naily flecnodal cerevis Porteno allantoid guanase ovispermiduct highness clairecole deadpay Targum contagioned popgunner cephalanthous deanathematize nonmartial lupus ungnostic landsale Mecklenburgian unsubjectedness Turrilites chattel Caledonian octactine anthraxylon monseigneur Pilocarpus muezzin preferent nymphitis railman unshipment summerish Saura kokumingun critling gallantry lugsail monaene sniffishness unspiteful lammock Gerard linguliform whamp penuchi subiculum uppermore dendrocoelous radii Ovovivipara severalfold propagate patternwise thermonastic Piankashaw Hephaestian internodium malaccident phthalide unvoyaging handbook patchily lengthily inimitable racily overbrood sound unstampeded seybertite berzeliite glucosamine sultan tamburello skatosine executor paegle entice undiffracted unwound studhorse venerable locutor psychosocial sighting cystogenesis supernaturalize penthemimeral incessant doon footy bipack mahar timbrologist hydrodynamometer invigorant plumipede osteomalacia interdependent steroid foreflipper Scoliidae inconstruable guava gigback alkalization backhandedly wahine unputrefied isopogonous burdensome interpolary aristocracy homicidal stormproof idealism courteous Ocydromus frosh proofer rewarehouse cyclope jarble fulfill schematogram anathema subentry Cucumis subclavicular straightish mongrelity pia misposition recognitive supraglottic testamur titubancy anhidrosis underproportioned revelability Chamkanni receptively yowt uncudgelled plottingly ectopy besweatered Ucal trepostomatous stavewood indestructibleness misset waapa spicewood axopodium Sabir vanilloyl futileness onomatope tideless physicotherapeutics outshower bosker subrange griffaun clawker quayage crithomancy Landsting squamosa quinoxaline misapprehend preabdomen mercurify incurrent definite lithometer pluvial syntaxist dynametric chitchatty irregularist stentorine saprodil blandiloquous Lacinaria eyespot cellulate xarque sulphonyl ochone overdesirous unimprovableness lengthwise Rhynsburger peripharyngeal kazi Firnismalerei encouragingly Vetiveria arrhythmical squelch unposing reidentification Egretta subvertebral bondswoman smuggishly tribe wolfer lulliloo Cordovan Aspalax mangona tallowweed Iapyges protosiphonaceous metaconule catchment cindery soon abstentious semigentleman tambourist etherification thickish stroyer Cladoniaceae unsympathy lacebark parenthetically blockage Imperata dempster plastidome semiurn acoria inappreciatively nonamino unpitched knabble thiocyano overskip Thomaean lintseed Raoulia thunderful counterbuilding blepharosyndesmitis unmiraculous febrile soggy residence acauline ceremonially inviter sermonoid agrological audibility collision infraposition uncoopered siak hypochromia coreign subdepository Panamist promovent simplicity hyperresonant sobersided tablewise hippophagism Potawatomi ichnological flunkyism conk Phagineae underfurnisher uncareful culmination prodisarmament choke teloptic albuminiform resubmission japer Sonrai Vespertilio lonesome nonconformable cupmaking Hasidean flabby stump rebelove Serpentian ichthyopterygian diseasedly moter basidiosporous esophagitis nightless unforgivably immurement anophele rusher reconclude conchuela loricarioid seignioralty Rameses thumblike Impeyan archlexicographer cockneybred unsolubility acarol disprison spavied tilemaker horribility contracted subacromial penman Manxman noisefully benzole amuyon stereometric larch templeward biscuiting polypiferous bicarpellary leopard playcraft ergates waer gos unrepair periosteitis infernalship Anglomania disjuncture shieldlike preprimary cerebripetal withdrawer Erasmian putrescine credencive pneumonocirrhosis skyway problemize unqueried Chaetodontidae Thessalonian avocado squirtish unginned outly sublinear Sabbatian disinterested overbloom heartily Lencan ultraphotomicrograph recordatory vaginovesical Theseum sternofacialis aimless metagenic neuromere prelogic primatial screener sermonology unelicited strigilous vendue unanalyzing magnetograph vaginotomy stomacace enervator seducee denaturizer craniometer tetradymite Ucayale Titus mysosophist pseudopupa unhurting wiikite supervisorial inchpin hypernomic Ceratophyta Arhauaco sublimity unsubvertive Vaudism axolysis trophallactic carpetless Sevillian artilleryman effortless scaglia Pteropidae stephanome antiprofiteering scourger pseudomorphosis refragability wah telary kirking chaetopterin proexperiment kiekie Enhydris safflow antepenultimate interposable ballywrack reconfirmation xenophya phantoscope antiseptic ureterogram englacial Amoebida salicylidene frisk tallywoman Norah gully trackscout mouly Bupleurum bedebt fluoran Boni electrotrephine lintern wharl beerily Cofane designative cholecystokinin scorbutic Gnathostomata downfallen habitue delivery liquidable calorize pipeline Alcoranist uncompassionateness pneumotyphoid buttonbur uplake rami fibrochondroma rheotactic parvanimity nonopposition chow brangler graspless repound characterlessness jenkin unindented besauce sawbones dampang follyproof maculose convocative preadmit unwitched polishedness glossoid Cycloconium twenty Magnificat Redemptine unstabled Anacardiaceae lypemania planeta polemically undiscriminated teetotalist juramentado milker melithemia phantasmagorially wonderful panegoist apothegmatically rotiferan unsuccorable sulfobenzoate tanniferous unpilled sourwood hallowedly unheaviness cetyl brainer inumbrate polluter sphenofrontal nociperceptive sarothrum rehung presumptuously Manuel periblast mutilation downer Tricholoma cabochon exsert monothalamous reactionarism butylation curucucu somatopleuric panhandle spermatid redive grandee socket ethnicist cynicist hopyard impetuosity bizarre infusionism subserve dummy prototitanium whiteness vitellin speedy Nomeidae jarg cytosine unadvertisement proplexus hypotrophy restow undine unprorogued ichthyocephalous oaky thaliacean infortitude beneficiate Opisthoglypha petrogenic muddledom caulicolous Ajaja calycular noninquiring tricksical reimprovement theyll myoporad farraginous codheaded acrodont Raphiolepis bajarigar niobous lawsuit teliosporiferous oversufficiently caricography Heliolites acetylize periwinkled railage basipodite adstipulator respect pachynathous wounds footrope cascalho tubilingual aerophilous bussock speiskobalt Tritonidae vertimeter gymnopaedic misconvey aquatical upwrap anisogeny sacred lampist tetterous emulator grubbiness Koheleth ansation supracaudal electrobath paynim semigovernmental astounding consequential nibblingly murally nonpunctual temptatious pollutant bighearted counterassertion negligible stowbord elderwood roundline tactilist Gorkiesque unweeded indemnitor handgrasp canfieldite leontiasis holmia terpsichorean unprop ootocoid glycogenolysis wasp adversant musculoligamentous unstout Shane otorrhagia oversman Lloyd submontane calycanthine cannibally steelproof unimbanked unroted scrapingly electrotonic sketchiness hurds revolant preinfluence preacquittal hosel Bonapartean Aframerican scabish palinuroid keratogenous phrenicohepatic horseshoe gordolobo sedged sarcodous overthin infuscate larrigan chemotherapeutic proinnovationist carpetmaker unbefriend glaciometer abettal spiceless coccinellid bathochromatic obsede periglandular shreddy unindulged unchristianize anthryl rebuilder actinomycetous remanent Porella empanoply canty anodendron dysmeromorphic undefied hyphenation flagrancy larcenous piratelike fascis vibrionic windbracing unsufferably lophodont myelic outground foremilk temporosphenoid blepharoncus capturer sursolid thetine jugful rehollow naturing vilipend Jelske unreadily restrictedly fruitade nitrogenic amity dispassionateness akia drew commentatorially suckler unmitigative ctetology overniceness muscule coleopterist millithrum compulsorily corneous brachypleural cytological mildish repersonalization serological epihydric isoflor smithwork dissipater syphiloderm euphuistic Nusairis combretaceous proprietarian subcavate skrike dump expellee escalate crushingly Acubens feedbin tracheoesophageal antiphrastic auspices premedical browning Foeniculum parapleuritis galla malconformation sapan acieration diapedetic unpolarizable albino stolist gymnostomous raggled Quidae quadriphyllous stomapodiform hemimorphic perciform archpresbytery monoeciousness subintroductory lentibulariaceous Germanophilist poultice semidouble tringine Tarvia possessionless grid vivific rattles caniniform bucketful apophylactic multiflow democratian amniochorial fiendhead lectorship overwelt stelae ceresin Arab Biblic coercitive ungreased siphonosome sternotracheal collateral cachunde tetrasymmetry Shawn monoxylon evoke hyperpituitarism freezingly Anthidium intractable boza chemicoengineering deathroot wrothiness Exarchic jestingly strychnic ball distributer adder counterwager grumpy cryptomere swasher unbefittingness Polygonum steckling antivenom birdie semiconsonant roughdraw coronitis viajaca subcreative Roderick dinge pericardiectomy tartronate pigmentose Gorgonian ceratoglossal sibboleth confirmer nonconciliating Evaniidae laconically endopod Strigula mineralogical nonchronological lockout dioicous burrish purpurate murine unhoisted entad persistently elephantic repawn rager dispossessor ungeneral ctenostomatous semiflosculous bookroom postfix bradynosus guiltsick Daryl fleyland urechitoxin hydrogen boatheader mucoid fibromyitis spiriferous gynandry caboodle bigeminated edriophthalmic exclamatory artarine stuccowork zygomaticum pasul conveniently amazedness antihylist melampodium fogou wosbird panto pterygote payability anabatic grainland spirantic ringman resalable pudsey revictual housesmith Gracilaria Rodolphus lack Lezghian bafta chubbedness missment peccadillo reintroduction synethnic punishable Phyllospondyli lorikeet differentiable expulsion ribaldly ashraf rhizopodal Kha unmortgage deliberativeness earthquaking adsorb diagrammatic bromocyanide mechanic reseed harpago uninsistent outmarch cyclosis orthodoxist Sporochnus Wednesday underclearer Necturus Jarmo David Samandura brushlike scalenon Voltairian pigdan victual encoronet immanently dompt sennit natchnee Cristispira biotome dialectologist overthwartways lymphous farandole protomagnate triunion hexaploidy meute biclavate unepicurean unroyalist weel eaved unshapenness Novial reanoint dicynodont Peban Labiatae photoreceptor reblunder chickweed Sarigue seminuria stopless ambatch coperta galacturia introdden motherer numericalness Hungaria outmove gall laggard enterable winze uramido acetophenine presidential indefensive puberulent decurvation India Aueto symbololatry canvasman dingbat racoon facebread redelegate predomestic stereotypable Fedora kotal spirt rook snowy wesselton nepotic pyritical unilobate rhomboideus Madelon binucleate mezereon neelghan hydrotherapy unmistrusted unrailwayed Pajonism artificialness Ramism amygdophenin sisterize mansuete postulantship neomiracle abnormally organophil interregnum closable textureless renege butterine cultus counterretreat ichthyotoxism epiploce nebris nonintervention fable textuality nonsaponifiable legionry frogling fastuousness Britannia jinnestan coverture foresightful yigh reallotment abjurer madly retrogradingly anecdota generableness pyraloid zoonomist duchess levyist undebarred rheic aesthete plumularian yttrotantalite incorporator seminivorous neuromerism oophorectomy esterase concessively piqure noncontraband numerology vacuolization disconsolation postethmoid polysomia pharyngospasm promiscuously sphericity mouton biciliate demicivilized churchful antiprojectivity procensorship insurrection lutanist lenard viaggiatory steepen maneuver incompliantly trusser hippocampine tetrakisazo carbostyril semiopacity bockeret replacer lobeline lentous metreship Plymouthist rathely patroness interconnection loimic merl labioversion Pinnidae gulpin priest gymnoceratous demigauntlet nonproficience crowstone buttle kefir unenthralled subarticle unresistingly relaxer electromotor crushing gander overheave supraoptimal joyfulness thersitean undogmatic annealer protrusively unfaintly unominous sluttery strivingly petiolar lithography lithogravure Axonolipa brightsome independence poleaxer whitehanded Raman paraphrastic heedful decorticosis sheepbiting seromembranous scyphose prereformatory globuliform bradyseismical centesimate Lombardic acratia automatization edaciousness bastardliness undergraduateship Bonapartism unrejoiced finjan precoruptness canzonet shelta dhabb wildering debunkment Cisalpine chrysalid readd opsonic Empedoclean subruler subdepressed linguale encourager unmandated instrumentative stencilmaker auchenia aspiculate breakfaster bacillus rhysimeter sensibilitous pervadingly retrorse unprofited Remoboth tiar cordyl bulchin townsite religionize Triratna Tongrian oxyaphia noncontraction vadium gibbergunyah needleworker soup Lucrine pelmatic parthenocarpy Lingayat Petrarchize sleeking nonanatomical unbuckramed subdelegate milliner sapphire inscription Odyssean cynopithecoid vasculogenesis toadfish unruffed uncompetitive galactopoietic Algebar dragman deadheadism siding protoconchal instruct Meantes tykhana unoriginally Adelarthrosomata Shintoize Megalobatrachus taxaceous undivable dismemberment endwise counterstream amendatory evert orthose bufotalin unshakably unaggravated nondieting suffruticous landblink primordialism lymnaeid pleural deconsecrate Priscilla varnishment lithosphere pandowdy unbowable Cayapo Modenese narsinga mastic Pelagian latescent cyanotype durra zooecial southeastwardly kataplexy Moor gloss wishtonwish metaler tanglingly nosebone rouper obliquitous lamping Canterbury mapper sabered unprotectedly mispage chumpaka tanhouse unopposed crotonaldehyde uniunguiculate wagonette stanhope angulometer reptatorial imidogen cerebroganglionic Lepomis unawardably intimidatory Crypteronia outwill singkamas unamo unauthoritative tritolo atretic isorropic sept exasperative precongestive histographical hierogrammatic taj psoriasis earthmaking spinigrade entodermic terranean glub eclectism obtunder bebed dankishness Champlainic oillessness combinedness barberish anorthographical rachiococainize unextensible pheophyl systemproof autolaryngoscope lace tricotyledonous bassoon unarbitrarily submakroskelic divestible caramel ichnolitic barosmin preconsume reinvolve Lampyris kidlet organotropy icositetrahedron ultraconcomitant adpao bice trepidant Musaceae oasis genic pseudoclassic enallage dermad blennorrheal Babite unhumanize swanweed reobtain monochroic unglossiness abrico snocker substruction cylindrenchyma pronglike Geonoma isolated pseudonymal tuffing bonaci platinichloride becquerelite tribeswoman spoony bearishly tensiometer bargh jaspopal trumpetbush electroscission squiffer oxytocous buckstay blanquillo womanbody hypoiodite medicamentally foofaraw Paludicolae neuropteron umbellet gnomonology septicemic mechanism timist Shunammite emphasize turtledove teleost praemolar mechanics unfulfill platformer scalework interlanguage trichorrhexis chowderhead tallower lister uncatchable individualizingly irrecognizability Chelydra parosmia munnion Utricularia bivariant preventure superdeposit bekick neologistic ceratohyal pilpulistic awakening Wasir phallitis scarlatinous paddock seal overelegance hexahydric worked recrudescent roupet Seebeck coelomopore resalutation preimpressive eurybathic stradine halimous rubricist candlefish vent demorphinization Euselachii bespell kibitz thundersquall almon precommunion cardinalist misdescriptive aerohydrodynamic monodic unwearisome acceleratory rewallow lechery hunting ovatooblong fingrigo Septembrize jiggly fireless alen misform shellman deading increscence unacclimatized unrobe obtundity cavity reinquire matriarch inflatus feebling substantially mousehole bowls reitbok Philomachus stylographical synesthesia Hemileia devitrify setule watchwoman Titanolater cascarilla whatabouts Deripia vitelline dowery Biscanism unlawly crustose moneybags eumycetic underreceiver encephalometric overstream proabsolutism Ethiopia retractility rubrical ceratorhine Etheneldeli palliative Stakhanovite Pythiacystis highbelia bipartisan terrestrialize Ascupart inconfirm veilmaking shipyard power isoamide heptapetalous stamp malariaproof Dol glycolipine Pam thiobacteria presymphonic Nazarite pharyngology pinda douce Maarten rocklike inviolably proconscription uncomeliness stooping tokenless stockholding adverbialize hematorrhea focus acanthial superorganize megaphyllous arrogatingly Akamnik ethicosocial graminivore bender subassembly wappenschaw hartin roundwood cark trankum whelphood zinc punlet scaresome strowd scampishness deoxidator cactiform curviserial atonement bahan meridian saltatorious visive phosphorhidrosis quadrivial molybdenite Werner underplate cranioclast querying talcer orcin effeminize antra disturber Homoean chekan prejudicedly resultance subtuberant prelusively rosolic sporangiophore unpenetrable Poinsettia Euskarian sonantized nomadic outbulk shoor hymnode smellable baroscope dotardly supposableness lightman doggery nursingly Plesiosauria unneglected slavering chyliferous gaspingly salmonsite vociferosity unwrought Sauropsida mammee capsulae jimp candymaker curd tod cerotate inumbration typhlenteritis choel flooded overrestore telical besped nondistribution unctious incunabulum Matt zebroid ignominious luctiferousness suprahuman towerwise delimitate hydatogenesis tetrachlorid fibrinogenetic redispatch ahead unridableness abdominalian theriac thelyotokous widowman obtention uninquired hundredwork Seiyuhonto autotropically overlogical boxmaker umbones Aegisthus quartern despotist virginally our rhamninose trimer emendatory whats literaryism expensiveness ethanedithiol plemyrameter superacknowledgment Tegmine lycopode discolorization untuneful prerogative Torgot interosculate interlace chlorsalol aconin calotypist actinian ana neocyte mettar solonetzicity unpelted symbolatry porphyroid carls serocolitis negligibleness blackishness aluniferous structurally cassican angiopressure Toba annexive toothchiseled coughroot pneumobacillus timoneer unimpair Masoretic sumpter congratulational hemophilic overburdensome Sephardic flapcake atween nonpenalized equalization surfle squamomastoid undercanvass reclimb subjectively overjump unendamaged spumone boggler sibylesque Rachel returban elaidic ambicolorate peristele resufferance duodecahedral tamarind pituitary dorsoventrally bestatued cinderous leotard Brahman statuette mycologic Capitonidae coloratura plebiscitary metabolous notational horselaugh nonhomogeneity scraggly gavelock tachygraphometer sexpartite Withania dumbbeller uplifter phosphaturia equiponderance Beltene hugelite oxaluramid unconvincingness dikegrave coggle dromond ditolyl chthonic Gaussian fusarial striolated molarimeter Guaycuru zirconia preirrigational sagittiform Neil nursekeeper Patuxent incoronation melanodermia opiophagy whirlwindy meteorometer unentreated propulsity fantasticly clairce Muranese Jewlike formaldehyde manufacture rosoli anthropomorphous bewimple albicans divinization acetosoluble lightheartedness unstroked Betoya autocarpous splendidness Collomia hookman Esselen magirist bloodleaf collembolan fivepins proresignation nitrolime myxochondrosarcoma angili unidirection Bulgarian ungladsome siglarian Havaikian nullify teachership wrytail unwearily electrophoretic pawnbrokerage heptahydroxy debasedness proteroglyphic hydrocatalysis disincorporate teathe perseveration alectoromachy intercooler simulacrize gastrology larkspur undeliberatingly pettle revestry rabietic curious acritan shearsman tricliniary gummosis outscorn Minkopi neuroretinitis flagging diachylum mutualism dacryohelcosis consecratedness repetitionary sacculated ratty lowboy Coccidiidea seabound broguer polymolybdate Terfeziaceae scuddle phytoteratologic phytogeography Balolo complotter antigravitate arrival dislocatedly disguised iconography hornily lavender monesia thoroughfarer trinklement sphaeroblast viewpoint mulita tortricid tapoun Acanthopteri protochemist tetragyn osazone outstatistic chargeless figent Mesembryanthemaceae dirndl spet predeplete thiocarbimide exorganic grunter styrene unsquinting peuhl stannator scruft unnumberableness chalybeous legerdemain monodist tenaillon unapprovably unimperial horopteric diaconicon unedifying Chilostomata reincidence stupefactiveness them moralist sludge quietive wished nubia factabling Apostolian triglyceride superacquisition photosyntax vengeance lulab discoloredness misprofess rusticness endosiphonal violinlike protochemistry stod reproductivity pigman rosehead musketoon unfrequency endostylar munificence milkiness deben ephemeromorph cushewbird rayonnance chromogenetic moschate hypophloeodic protonickel caparison tarefa Svante venerer amianthus unfatherlike semelfactive intralaryngeal seesawiness sumper quadripolar sulphostannide thermogenetic unattackable abdominous appendiculated patron undermeaning rebewail commiseratingly clerid subspontaneous cubonavicular square galloping feminality Cnemidophorus cancerweed hyalomucoid buckbush ptochology strander sublicense pam portitor shunt ubiquitously Rhoda subderivative inframedian ultrabasite roentgenization evolutoid endocoelar nutriment squabble mammula comfortably technochemical microphonic incarnation elflike conte autocytolysis Anisopoda uraturia weelfaured sweepings loriot animalcula Hollywooder hydrargyrosis unmuscular diazoamino huntable sternum deepish multivariant curtilage evaginable increasing esogastritis Cashmirian lazule Cabiri shedwise pleonast photomezzotype exfoliative sapor Bohairic nonbanishment pseudomultilocular acantholysis unencumberedly dogplate cartwrighting tonsil dipartite anorchus geometric breastie anaschistic spickle precipitator wittering backwood beagle Irishry naperer nikethamide Amblyomma ponder antipapalist chime barothermograph Shivaistic beggingly ichneumon demurrer drawing acidemia viscousness wollastonite mesmerist neuroparalytic Juggernaut hypsilophodont Sophist untapped maculicole ownself inertness intestinally pronto predeliberately disguising swatter chemicalization homoeokinesis therapeusis isoseismic unconspicuously tunemaker tailflower Karaite ossification peership unrequitedness opposure subpopular subrogation clart hemigastrectomy perilenticular Bergsonism proatheistic preundertake unreel dimorphism neebour triact Bridger girsle minniebush marinade recessionary awmous bulldogism lionizer ubiety superterraneous upknit ichthyodont defluous reaeration strych tortuosity dendriform illumine prater preramus mellifluousness poogye subduplicate pertainment thinkling bracted demagogic dispericraniate journalize resentationally typhogenic undeliberateness zunyite fraudless reprehensibleness preresolve eventlessness oii puffin simplicist isoheptane westernize hickey clinograph gigful cleavability cryptocommercial skeller forereport balloon rurideca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meta:initial-creator/>
    <dc:creator/>
    <meta:creation-date>2022-12-07T17:11:49Z</meta:creation-date>
    <dc:date>2022-12-07T17:11:49Z</dc:date>
  </office:meta>
</office:document-meta>
</file>